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20pt" officeooo:rsid="000a4080" officeooo:paragraph-rsid="000a4080" style:font-size-asian="20pt" style:font-size-complex="20pt"/>
    </style:style>
    <style:style style:name="P2" style:family="paragraph" style:parent-style-name="Standard">
      <style:paragraph-properties fo:text-align="justify" style:justify-single-word="false"/>
      <style:text-properties fo:font-size="13pt" style:text-underline-style="none" fo:font-weight="normal" officeooo:rsid="000a4080" officeooo:paragraph-rsid="000a4080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text-align="justify" style:justify-single-word="false"/>
      <style:text-properties officeooo:rsid="0010ae28" officeooo:paragraph-rsid="0010ae28"/>
    </style:style>
    <style:style style:name="P4" style:family="paragraph" style:parent-style-name="Standard">
      <style:paragraph-properties fo:text-align="justify" style:justify-single-word="false"/>
      <style:text-properties officeooo:rsid="002975b3" officeooo:paragraph-rsid="002975b3"/>
    </style:style>
    <style:style style:name="P5" style:family="paragraph" style:parent-style-name="Standard">
      <style:paragraph-properties fo:text-align="justify" style:justify-single-word="false"/>
      <style:text-properties officeooo:rsid="002975b3" officeooo:paragraph-rsid="00623154"/>
    </style:style>
    <style:style style:name="P6" style:family="paragraph" style:parent-style-name="Standard">
      <style:paragraph-properties fo:text-align="justify" style:justify-single-word="false"/>
      <style:text-properties officeooo:rsid="002975b3" officeooo:paragraph-rsid="006270fe"/>
    </style:style>
    <style:style style:name="P7" style:family="paragraph" style:parent-style-name="Standard">
      <style:paragraph-properties fo:text-align="justify" style:justify-single-word="false" fo:orphans="1"/>
      <style:text-properties style:font-name="AnjaliOldLipi" fo:font-size="13pt" fo:language="en" fo:country="US" fo:font-weight="normal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njaliOldLipi" fo:font-size="13pt" fo:language="en" fo:country="US" fo:font-weight="normal" officeooo:paragraph-rsid="000efc6e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njaliOldLipi" fo:font-size="13pt" fo:language="en" fo:country="US" fo:font-weight="normal" officeooo:rsid="0010ae28" officeooo:paragraph-rsid="0010ae28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njaliOldLipi" fo:font-size="13pt" fo:language="en" fo:country="US" fo:font-weight="normal" officeooo:rsid="0018da0f" officeooo:paragraph-rsid="0010ae28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njaliOldLipi" fo:font-size="13pt" fo:language="en" fo:country="US" fo:font-weight="normal" officeooo:rsid="00201433" officeooo:paragraph-rsid="0010ae28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njaliOldLipi" fo:font-size="13pt" fo:language="en" fo:country="US" fo:font-weight="normal" officeooo:rsid="0027676b" officeooo:paragraph-rsid="0010ae28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njaliOldLipi" fo:font-size="13pt" fo:language="en" fo:country="US" fo:font-weight="normal" officeooo:rsid="0028c8d6" officeooo:paragraph-rsid="0010ae28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njaliOldLipi" fo:font-size="13pt" fo:language="en" fo:country="US" fo:font-weight="normal" officeooo:rsid="0028c8d6" officeooo:paragraph-rsid="002975b3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njaliOldLipi" fo:font-size="13pt" fo:language="en" fo:country="US" fo:font-weight="normal" officeooo:rsid="002975b3" officeooo:paragraph-rsid="002975b3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njaliOldLipi" fo:font-size="13pt" fo:language="en" fo:country="US" fo:font-weight="normal" officeooo:rsid="002f4e19" officeooo:paragraph-rsid="002f4e19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njaliOldLipi" fo:font-size="13pt" fo:language="en" fo:country="US" fo:font-weight="normal" officeooo:rsid="002d0c3e" officeooo:paragraph-rsid="002f4e19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njaliOldLipi" fo:font-size="13pt" fo:language="en" fo:country="US" fo:font-weight="normal" officeooo:rsid="002d0c3e" officeooo:paragraph-rsid="002d0c3e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njaliOldLipi" fo:font-size="13pt" fo:language="en" fo:country="US" fo:font-weight="normal" officeooo:rsid="003172d9" officeooo:paragraph-rsid="003172d9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njaliOldLipi" fo:font-size="13pt" fo:language="en" fo:country="US" fo:font-weight="normal" officeooo:rsid="003172d9" officeooo:paragraph-rsid="002d0c3e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njaliOldLipi" fo:font-size="13pt" fo:language="en" fo:country="US" fo:font-weight="normal" officeooo:rsid="0031fa7a" officeooo:paragraph-rsid="002975b3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njaliOldLipi" fo:font-size="13pt" fo:language="en" fo:country="US" fo:font-weight="normal" officeooo:rsid="00335239" officeooo:paragraph-rsid="002975b3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njaliOldLipi" fo:font-size="13pt" fo:language="en" fo:country="US" fo:font-weight="normal" officeooo:rsid="0038c29f" officeooo:paragraph-rsid="002975b3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njaliOldLipi" fo:font-size="13pt" fo:language="en" fo:country="US" fo:font-weight="normal" officeooo:rsid="0038db8e" officeooo:paragraph-rsid="002975b3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njaliOldLipi" fo:font-size="13pt" fo:language="en" fo:country="US" fo:font-weight="normal" officeooo:rsid="0032842e" officeooo:paragraph-rsid="002975b3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njaliOldLipi" fo:font-size="13pt" fo:language="en" fo:country="US" fo:font-weight="normal" officeooo:rsid="0052b1b3" officeooo:paragraph-rsid="00623154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AnjaliOldLipi" fo:font-size="13pt" fo:language="en" fo:country="US" fo:font-weight="normal" officeooo:rsid="00623154" officeooo:paragraph-rsid="006270fe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AnjaliOldLipi" fo:font-size="13pt" fo:language="en" fo:country="US" fo:font-weight="normal" officeooo:rsid="0067151f" officeooo:paragraph-rsid="006647a3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AnjaliOldLipi" fo:font-size="13pt" fo:language="en" fo:country="US" fo:font-weight="normal" officeooo:rsid="006bdcad" officeooo:paragraph-rsid="006647a3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AnjaliOldLipi" fo:font-size="13pt" fo:language="en" fo:country="US" fo:font-weight="normal" officeooo:rsid="0036277e" officeooo:paragraph-rsid="002975b3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AnjaliOldLipi" fo:font-size="13pt" fo:language="en" fo:country="US" fo:font-weight="normal" officeooo:rsid="0012df83" officeooo:paragraph-rsid="0010ae28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AnjaliOldLipi" fo:font-size="13pt" fo:language="en" fo:country="US" fo:font-weight="normal" officeooo:rsid="007bef40" officeooo:paragraph-rsid="007bef40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AnjaliOldLipi" fo:font-size="13pt" fo:language="en" fo:country="US" fo:font-weight="normal" officeooo:rsid="0088df56" officeooo:paragraph-rsid="007bef40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AnjaliOldLipi" fo:font-size="13pt" fo:language="en" fo:country="US" fo:font-weight="normal" officeooo:rsid="009bc29d" officeooo:paragraph-rsid="007bef40" style:font-size-asian="13pt" style:font-weight-asian="normal" style:font-size-complex="13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AnjaliOldLipi" fo:font-size="13pt" fo:language="en" fo:country="US" fo:font-weight="normal" officeooo:rsid="009cac48" officeooo:paragraph-rsid="007bef40" style:font-size-asian="13pt" style:font-weight-asian="normal" style:font-size-complex="13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AnjaliOldLipi" fo:font-size="13pt" fo:language="en" fo:country="US" fo:font-weight="normal" officeooo:rsid="00a0b12f" officeooo:paragraph-rsid="00a967f9" style:font-size-asian="13pt" style:font-weight-asian="normal" style:font-size-complex="13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AnjaliOldLipi" fo:font-size="13pt" fo:language="en" fo:country="US" fo:font-weight="normal" officeooo:rsid="00a0b12f" officeooo:paragraph-rsid="009fd384" style:font-size-asian="13pt" style:font-weight-asian="normal" style:font-size-complex="13pt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AnjaliOldLipi" fo:font-size="13pt" fo:language="en" fo:country="US" fo:font-weight="normal" officeooo:rsid="00a227f4" officeooo:paragraph-rsid="00a227f4" style:font-size-asian="13pt" style:font-weight-asian="normal" style:font-size-complex="13pt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AnjaliOldLipi" fo:font-size="13pt" fo:language="en" fo:country="US" fo:font-weight="normal" officeooo:rsid="00a41845" officeooo:paragraph-rsid="00a227f4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AnjaliOldLipi" fo:font-size="13pt" fo:language="en" fo:country="US" fo:font-weight="normal" officeooo:rsid="00a41845" officeooo:paragraph-rsid="00a41845" style:font-size-asian="13pt" style:font-weight-asian="normal" style:font-size-complex="13pt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AnjaliOldLipi" fo:font-size="13pt" fo:language="en" fo:country="US" fo:font-weight="normal" officeooo:rsid="00a520cb" officeooo:paragraph-rsid="00a520cb" style:font-size-asian="13pt" style:font-weight-asian="normal" style:font-size-complex="13pt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AnjaliOldLipi" fo:font-size="13pt" fo:language="en" fo:country="US" fo:font-weight="normal" officeooo:rsid="007c5f03" officeooo:paragraph-rsid="007bef40" style:font-size-asian="13pt" style:font-weight-asian="normal" style:font-size-complex="13pt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AnjaliOldLipi" fo:font-size="13pt" fo:language="en" fo:country="US" fo:font-weight="normal" officeooo:rsid="00acfc3b" officeooo:paragraph-rsid="00acfc3b" style:font-size-asian="13pt" style:font-weight-asian="normal" style:font-size-complex="13pt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AnjaliOldLipi" fo:font-size="13pt" fo:language="en" fo:country="US" fo:font-weight="normal" officeooo:rsid="00b09b7b" officeooo:paragraph-rsid="00b09b7b" style:font-size-asian="13pt" style:font-weight-asian="normal" style:font-size-complex="13pt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AnjaliOldLipi" fo:font-size="13pt" fo:language="en" fo:country="US" fo:font-weight="normal" officeooo:rsid="00b09b7b" officeooo:paragraph-rsid="00b3c42a" style:font-size-asian="13pt" style:font-weight-asian="normal" style:font-size-complex="13pt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AnjaliOldLipi" fo:font-size="13pt" fo:language="en" fo:country="US" fo:font-weight="normal" officeooo:rsid="00b775bd" officeooo:paragraph-rsid="00b775bd" style:font-size-asian="13pt" style:font-weight-asian="normal" style:font-size-complex="13pt" style:font-weight-complex="normal"/>
    </style:style>
    <style:style style:name="P47" style:family="paragraph" style:parent-style-name="Standard">
      <style:paragraph-properties fo:text-align="justify" style:justify-single-word="false"/>
      <style:text-properties officeooo:rsid="002d0c3e" officeooo:paragraph-rsid="002f4e19"/>
    </style:style>
    <style:style style:name="P48" style:family="paragraph" style:parent-style-name="Standard">
      <style:paragraph-properties fo:text-align="justify" style:justify-single-word="false"/>
      <style:text-properties officeooo:rsid="002d0c3e" officeooo:paragraph-rsid="003172d9"/>
    </style:style>
    <style:style style:name="P49" style:family="paragraph" style:parent-style-name="Standard">
      <style:paragraph-properties fo:text-align="justify" style:justify-single-word="false"/>
      <style:text-properties officeooo:rsid="002d0c3e" officeooo:paragraph-rsid="002d0c3e"/>
    </style:style>
    <style:style style:name="P50" style:family="paragraph" style:parent-style-name="Standard">
      <style:paragraph-properties fo:text-align="justify" style:justify-single-word="false"/>
      <style:text-properties officeooo:paragraph-rsid="000efc6e"/>
    </style:style>
    <style:style style:name="P51" style:family="paragraph" style:parent-style-name="Standard">
      <style:paragraph-properties fo:text-align="justify" style:justify-single-word="false"/>
      <style:text-properties officeooo:paragraph-rsid="002975b3"/>
    </style:style>
    <style:style style:name="P52" style:family="paragraph" style:parent-style-name="Standard">
      <style:paragraph-properties fo:text-align="justify" style:justify-single-word="false"/>
      <style:text-properties officeooo:rsid="006647a3" officeooo:paragraph-rsid="006647a3"/>
    </style:style>
    <style:style style:name="P53" style:family="paragraph" style:parent-style-name="Standard">
      <style:paragraph-properties fo:text-align="justify" style:justify-single-word="false"/>
      <style:text-properties officeooo:rsid="007bef40" officeooo:paragraph-rsid="007bef40"/>
    </style:style>
    <style:style style:name="P54" style:family="paragraph" style:parent-style-name="Standard">
      <style:paragraph-properties fo:text-align="justify" style:justify-single-word="false"/>
      <style:text-properties officeooo:rsid="009fd384" officeooo:paragraph-rsid="009fd384"/>
    </style:style>
    <style:style style:name="P55" style:family="paragraph" style:parent-style-name="Standard">
      <style:paragraph-properties fo:text-align="justify" style:justify-single-word="false"/>
      <style:text-properties officeooo:rsid="00a227f4" officeooo:paragraph-rsid="00a227f4"/>
    </style:style>
    <style:style style:name="P56" style:family="paragraph" style:parent-style-name="Standard">
      <style:paragraph-properties fo:text-align="justify" style:justify-single-word="false"/>
      <style:text-properties officeooo:rsid="00a41845" officeooo:paragraph-rsid="00a41845"/>
    </style:style>
    <style:style style:name="P57" style:family="paragraph" style:parent-style-name="Standard">
      <style:paragraph-properties fo:text-align="justify" style:justify-single-word="false"/>
      <style:text-properties officeooo:rsid="00a520cb" officeooo:paragraph-rsid="00a520cb"/>
    </style:style>
    <style:style style:name="P58" style:family="paragraph" style:parent-style-name="Standard">
      <style:paragraph-properties fo:text-align="justify" style:justify-single-word="false"/>
      <style:text-properties officeooo:rsid="00acfc3b" officeooo:paragraph-rsid="00acfc3b"/>
    </style:style>
    <style:style style:name="T1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" style:family="text">
      <style:text-properties fo:font-size="13pt" style:text-underline-style="none" fo:font-weight="normal" officeooo:rsid="000efc6e" style:font-size-asian="11.3500003814697pt" style:font-weight-asian="normal" style:font-size-complex="13pt" style:font-weight-complex="normal"/>
    </style:style>
    <style:style style:name="T3" style:family="text">
      <style:text-properties fo:font-size="13pt" style:text-underline-style="none" fo:font-weight="normal" officeooo:rsid="0010ae28" style:font-size-asian="11.3500003814697pt" style:font-weight-asian="normal" style:font-size-complex="13pt" style:font-weight-complex="normal"/>
    </style:style>
    <style:style style:name="T4" style:family="text">
      <style:text-properties style:font-name="AnjaliOldLipi" fo:font-size="13pt" fo:language="en" fo:country="US" fo:font-weight="normal" style:font-size-asian="13pt" style:font-weight-asian="normal" style:font-size-complex="13pt" style:font-weight-complex="normal"/>
    </style:style>
    <style:style style:name="T5" style:family="text">
      <style:text-properties style:font-name="AnjaliOldLipi" fo:font-size="13pt" fo:language="en" fo:country="US" fo:font-weight="normal" officeooo:rsid="0012df83" style:font-size-asian="13pt" style:font-weight-asian="normal" style:font-size-complex="13pt" style:font-weight-complex="normal"/>
    </style:style>
    <style:style style:name="T6" style:family="text">
      <style:text-properties style:font-name="AnjaliOldLipi" fo:font-size="13pt" fo:language="en" fo:country="US" fo:font-weight="normal" officeooo:rsid="0018da0f" style:font-size-asian="13pt" style:font-weight-asian="normal" style:font-size-complex="13pt" style:font-weight-complex="normal"/>
    </style:style>
    <style:style style:name="T7" style:family="text">
      <style:text-properties style:font-name="AnjaliOldLipi" fo:font-size="13pt" fo:language="en" fo:country="US" fo:font-weight="normal" officeooo:rsid="00201433" style:font-size-asian="13pt" style:font-weight-asian="normal" style:font-size-complex="13pt" style:font-weight-complex="normal"/>
    </style:style>
    <style:style style:name="T8" style:family="text">
      <style:text-properties style:font-name="AnjaliOldLipi" fo:font-size="13pt" fo:language="en" fo:country="US" fo:font-weight="normal" officeooo:rsid="002248ba" style:font-size-asian="13pt" style:font-weight-asian="normal" style:font-size-complex="13pt" style:font-weight-complex="normal"/>
    </style:style>
    <style:style style:name="T9" style:family="text">
      <style:text-properties style:font-name="AnjaliOldLipi" fo:font-size="13pt" fo:language="en" fo:country="US" fo:font-weight="normal" officeooo:rsid="0022b05f" style:font-size-asian="13pt" style:font-weight-asian="normal" style:font-size-complex="13pt" style:font-weight-complex="normal"/>
    </style:style>
    <style:style style:name="T10" style:family="text">
      <style:text-properties style:font-name="AnjaliOldLipi" fo:font-size="13pt" fo:language="en" fo:country="US" fo:font-weight="normal" officeooo:rsid="0027676b" style:font-size-asian="13pt" style:font-weight-asian="normal" style:font-size-complex="13pt" style:font-weight-complex="normal"/>
    </style:style>
    <style:style style:name="T11" style:family="text">
      <style:text-properties style:font-name="AnjaliOldLipi" fo:font-size="13pt" fo:language="en" fo:country="US" fo:font-weight="normal" officeooo:rsid="0028c8d6" style:font-size-asian="13pt" style:font-weight-asian="normal" style:font-size-complex="13pt" style:font-weight-complex="normal"/>
    </style:style>
    <style:style style:name="T12" style:family="text">
      <style:text-properties style:font-name="AnjaliOldLipi" fo:font-size="13pt" fo:language="en" fo:country="US" fo:font-weight="normal" officeooo:rsid="002975b3" style:font-size-asian="13pt" style:font-weight-asian="normal" style:font-size-complex="13pt" style:font-weight-complex="normal"/>
    </style:style>
    <style:style style:name="T13" style:family="text">
      <style:text-properties style:font-name="AnjaliOldLipi" fo:font-size="13pt" fo:language="en" fo:country="US" fo:font-weight="normal" officeooo:rsid="002f4e19" style:font-size-asian="13pt" style:font-weight-asian="normal" style:font-size-complex="13pt" style:font-weight-complex="normal"/>
    </style:style>
    <style:style style:name="T14" style:family="text">
      <style:text-properties style:font-name="AnjaliOldLipi" fo:font-size="13pt" fo:language="en" fo:country="US" fo:font-weight="normal" officeooo:rsid="00303d3c" style:font-size-asian="13pt" style:font-weight-asian="normal" style:font-size-complex="13pt" style:font-weight-complex="normal"/>
    </style:style>
    <style:style style:name="T15" style:family="text">
      <style:text-properties style:font-name="AnjaliOldLipi" fo:font-size="13pt" fo:language="en" fo:country="US" fo:font-weight="normal" officeooo:rsid="003172d9" style:font-size-asian="13pt" style:font-weight-asian="normal" style:font-size-complex="13pt" style:font-weight-complex="normal"/>
    </style:style>
    <style:style style:name="T16" style:family="text">
      <style:text-properties style:font-name="AnjaliOldLipi" fo:font-size="13pt" fo:language="en" fo:country="US" fo:font-weight="normal" officeooo:rsid="0031fa7a" style:font-size-asian="13pt" style:font-weight-asian="normal" style:font-size-complex="13pt" style:font-weight-complex="normal"/>
    </style:style>
    <style:style style:name="T17" style:family="text">
      <style:text-properties style:font-name="AnjaliOldLipi" fo:font-size="13pt" fo:language="en" fo:country="US" fo:font-weight="normal" officeooo:rsid="0032842e" style:font-size-asian="13pt" style:font-weight-asian="normal" style:font-size-complex="13pt" style:font-weight-complex="normal"/>
    </style:style>
    <style:style style:name="T18" style:family="text">
      <style:text-properties style:font-name="AnjaliOldLipi" fo:font-size="13pt" fo:language="en" fo:country="US" fo:font-weight="normal" officeooo:rsid="00335239" style:font-size-asian="13pt" style:font-weight-asian="normal" style:font-size-complex="13pt" style:font-weight-complex="normal"/>
    </style:style>
    <style:style style:name="T19" style:family="text">
      <style:text-properties style:font-name="AnjaliOldLipi" fo:font-size="13pt" fo:language="en" fo:country="US" fo:font-weight="normal" officeooo:rsid="0036277e" style:font-size-asian="13pt" style:font-weight-asian="normal" style:font-size-complex="13pt" style:font-weight-complex="normal"/>
    </style:style>
    <style:style style:name="T20" style:family="text">
      <style:text-properties style:font-name="AnjaliOldLipi" fo:font-size="13pt" fo:language="en" fo:country="US" fo:font-weight="normal" officeooo:rsid="0038c29f" style:font-size-asian="13pt" style:font-weight-asian="normal" style:font-size-complex="13pt" style:font-weight-complex="normal"/>
    </style:style>
    <style:style style:name="T21" style:family="text">
      <style:text-properties style:font-name="AnjaliOldLipi" fo:font-size="13pt" fo:language="en" fo:country="US" fo:font-weight="normal" officeooo:rsid="0038db8e" style:font-size-asian="13pt" style:font-weight-asian="normal" style:font-size-complex="13pt" style:font-weight-complex="normal"/>
    </style:style>
    <style:style style:name="T22" style:family="text">
      <style:text-properties style:font-name="AnjaliOldLipi" fo:font-size="13pt" fo:language="en" fo:country="US" fo:font-weight="normal" officeooo:rsid="00453816" style:font-size-asian="13pt" style:font-weight-asian="normal" style:font-size-complex="13pt" style:font-weight-complex="normal"/>
    </style:style>
    <style:style style:name="T23" style:family="text">
      <style:text-properties style:font-name="AnjaliOldLipi" fo:font-size="13pt" fo:language="en" fo:country="US" fo:font-weight="normal" officeooo:rsid="00510508" style:font-size-asian="13pt" style:font-weight-asian="normal" style:font-size-complex="13pt" style:font-weight-complex="normal"/>
    </style:style>
    <style:style style:name="T24" style:family="text">
      <style:text-properties style:font-name="AnjaliOldLipi" fo:font-size="13pt" fo:language="en" fo:country="US" fo:font-weight="normal" officeooo:rsid="0052b1b3" style:font-size-asian="13pt" style:font-weight-asian="normal" style:font-size-complex="13pt" style:font-weight-complex="normal"/>
    </style:style>
    <style:style style:name="T25" style:family="text">
      <style:text-properties style:font-name="AnjaliOldLipi" fo:font-size="13pt" fo:language="en" fo:country="US" fo:font-weight="normal" officeooo:rsid="00585e2e" style:font-size-asian="13pt" style:font-weight-asian="normal" style:font-size-complex="13pt" style:font-weight-complex="normal"/>
    </style:style>
    <style:style style:name="T26" style:family="text">
      <style:text-properties style:font-name="AnjaliOldLipi" fo:font-size="13pt" fo:language="en" fo:country="US" fo:font-weight="normal" officeooo:rsid="005c2609" style:font-size-asian="13pt" style:font-weight-asian="normal" style:font-size-complex="13pt" style:font-weight-complex="normal"/>
    </style:style>
    <style:style style:name="T27" style:family="text">
      <style:text-properties style:font-name="AnjaliOldLipi" fo:font-size="13pt" fo:language="en" fo:country="US" fo:font-weight="normal" officeooo:rsid="00623154" style:font-size-asian="13pt" style:font-weight-asian="normal" style:font-size-complex="13pt" style:font-weight-complex="normal"/>
    </style:style>
    <style:style style:name="T28" style:family="text">
      <style:text-properties style:font-name="AnjaliOldLipi" fo:font-size="13pt" fo:language="en" fo:country="US" fo:font-weight="normal" officeooo:rsid="006270fe" style:font-size-asian="13pt" style:font-weight-asian="normal" style:font-size-complex="13pt" style:font-weight-complex="normal"/>
    </style:style>
    <style:style style:name="T29" style:family="text">
      <style:text-properties style:font-name="AnjaliOldLipi" fo:font-size="13pt" fo:language="en" fo:country="US" fo:font-weight="normal" officeooo:rsid="00658c58" style:font-size-asian="13pt" style:font-weight-asian="normal" style:font-size-complex="13pt" style:font-weight-complex="normal"/>
    </style:style>
    <style:style style:name="T30" style:family="text">
      <style:text-properties style:font-name="AnjaliOldLipi" fo:font-size="13pt" fo:language="en" fo:country="US" fo:font-weight="normal" officeooo:rsid="0067151f" style:font-size-asian="13pt" style:font-weight-asian="normal" style:font-size-complex="13pt" style:font-weight-complex="normal"/>
    </style:style>
    <style:style style:name="T31" style:family="text">
      <style:text-properties style:font-name="AnjaliOldLipi" fo:font-size="13pt" fo:language="en" fo:country="US" fo:font-weight="normal" officeooo:rsid="006a5ae0" style:font-size-asian="13pt" style:font-weight-asian="normal" style:font-size-complex="13pt" style:font-weight-complex="normal"/>
    </style:style>
    <style:style style:name="T32" style:family="text">
      <style:text-properties style:font-name="AnjaliOldLipi" fo:font-size="13pt" fo:language="en" fo:country="US" fo:font-weight="normal" officeooo:rsid="006bdcad" style:font-size-asian="13pt" style:font-weight-asian="normal" style:font-size-complex="13pt" style:font-weight-complex="normal"/>
    </style:style>
    <style:style style:name="T33" style:family="text">
      <style:text-properties style:font-name="AnjaliOldLipi" fo:font-size="13pt" fo:language="en" fo:country="US" fo:font-weight="normal" officeooo:rsid="006df7c6" style:font-size-asian="13pt" style:font-weight-asian="normal" style:font-size-complex="13pt" style:font-weight-complex="normal"/>
    </style:style>
    <style:style style:name="T34" style:family="text">
      <style:text-properties style:font-name="AnjaliOldLipi" fo:font-size="13pt" fo:language="en" fo:country="US" fo:font-weight="normal" officeooo:rsid="006ff5bf" style:font-size-asian="13pt" style:font-weight-asian="normal" style:font-size-complex="13pt" style:font-weight-complex="normal"/>
    </style:style>
    <style:style style:name="T35" style:family="text">
      <style:text-properties style:font-name="AnjaliOldLipi" fo:font-size="13pt" fo:language="en" fo:country="US" fo:font-weight="normal" officeooo:rsid="0071da30" style:font-size-asian="13pt" style:font-weight-asian="normal" style:font-size-complex="13pt" style:font-weight-complex="normal"/>
    </style:style>
    <style:style style:name="T36" style:family="text">
      <style:text-properties style:font-name="AnjaliOldLipi" fo:font-size="13pt" fo:language="en" fo:country="US" fo:font-weight="normal" officeooo:rsid="00753813" style:font-size-asian="13pt" style:font-weight-asian="normal" style:font-size-complex="13pt" style:font-weight-complex="normal"/>
    </style:style>
    <style:style style:name="T37" style:family="text">
      <style:text-properties style:font-name="AnjaliOldLipi" fo:font-size="13pt" fo:language="en" fo:country="US" fo:font-weight="normal" officeooo:rsid="007c5f03" style:font-size-asian="13pt" style:font-weight-asian="normal" style:font-size-complex="13pt" style:font-weight-complex="normal"/>
    </style:style>
    <style:style style:name="T38" style:family="text">
      <style:text-properties style:font-name="AnjaliOldLipi" fo:font-size="13pt" fo:language="en" fo:country="US" fo:font-weight="normal" officeooo:rsid="007f3dcc" style:font-size-asian="13pt" style:font-weight-asian="normal" style:font-size-complex="13pt" style:font-weight-complex="normal"/>
    </style:style>
    <style:style style:name="T39" style:family="text">
      <style:text-properties style:font-name="AnjaliOldLipi" fo:font-size="13pt" fo:language="en" fo:country="US" fo:font-weight="normal" officeooo:rsid="008381d7" style:font-size-asian="13pt" style:font-weight-asian="normal" style:font-size-complex="13pt" style:font-weight-complex="normal"/>
    </style:style>
    <style:style style:name="T40" style:family="text">
      <style:text-properties style:font-name="AnjaliOldLipi" fo:font-size="13pt" fo:language="en" fo:country="US" fo:font-weight="normal" officeooo:rsid="0083d286" style:font-size-asian="13pt" style:font-weight-asian="normal" style:font-size-complex="13pt" style:font-weight-complex="normal"/>
    </style:style>
    <style:style style:name="T41" style:family="text">
      <style:text-properties style:font-name="AnjaliOldLipi" fo:font-size="13pt" fo:language="en" fo:country="US" fo:font-weight="normal" officeooo:rsid="00862c5c" style:font-size-asian="13pt" style:font-weight-asian="normal" style:font-size-complex="13pt" style:font-weight-complex="normal"/>
    </style:style>
    <style:style style:name="T42" style:family="text">
      <style:text-properties style:font-name="AnjaliOldLipi" fo:font-size="13pt" fo:language="en" fo:country="US" fo:font-weight="normal" officeooo:rsid="0088df56" style:font-size-asian="13pt" style:font-weight-asian="normal" style:font-size-complex="13pt" style:font-weight-complex="normal"/>
    </style:style>
    <style:style style:name="T43" style:family="text">
      <style:text-properties style:font-name="AnjaliOldLipi" fo:font-size="13pt" fo:language="en" fo:country="US" fo:font-weight="normal" officeooo:rsid="008a208e" style:font-size-asian="13pt" style:font-weight-asian="normal" style:font-size-complex="13pt" style:font-weight-complex="normal"/>
    </style:style>
    <style:style style:name="T44" style:family="text">
      <style:text-properties style:font-name="AnjaliOldLipi" fo:font-size="13pt" fo:language="en" fo:country="US" fo:font-weight="normal" officeooo:rsid="008bfaf9" style:font-size-asian="13pt" style:font-weight-asian="normal" style:font-size-complex="13pt" style:font-weight-complex="normal"/>
    </style:style>
    <style:style style:name="T45" style:family="text">
      <style:text-properties style:font-name="AnjaliOldLipi" fo:font-size="13pt" fo:language="en" fo:country="US" fo:font-weight="normal" officeooo:rsid="008d006d" style:font-size-asian="13pt" style:font-weight-asian="normal" style:font-size-complex="13pt" style:font-weight-complex="normal"/>
    </style:style>
    <style:style style:name="T46" style:family="text">
      <style:text-properties style:font-name="AnjaliOldLipi" fo:font-size="13pt" fo:language="en" fo:country="US" fo:font-weight="normal" officeooo:rsid="008dde03" style:font-size-asian="13pt" style:font-weight-asian="normal" style:font-size-complex="13pt" style:font-weight-complex="normal"/>
    </style:style>
    <style:style style:name="T47" style:family="text">
      <style:text-properties style:font-name="AnjaliOldLipi" fo:font-size="13pt" fo:language="en" fo:country="US" fo:font-weight="normal" officeooo:rsid="00923012" style:font-size-asian="13pt" style:font-weight-asian="normal" style:font-size-complex="13pt" style:font-weight-complex="normal"/>
    </style:style>
    <style:style style:name="T48" style:family="text">
      <style:text-properties style:font-name="AnjaliOldLipi" fo:font-size="13pt" fo:language="en" fo:country="US" fo:font-weight="normal" officeooo:rsid="0092ca3b" style:font-size-asian="13pt" style:font-weight-asian="normal" style:font-size-complex="13pt" style:font-weight-complex="normal"/>
    </style:style>
    <style:style style:name="T49" style:family="text">
      <style:text-properties style:font-name="AnjaliOldLipi" fo:font-size="13pt" fo:language="en" fo:country="US" fo:font-weight="normal" officeooo:rsid="00972342" style:font-size-asian="13pt" style:font-weight-asian="normal" style:font-size-complex="13pt" style:font-weight-complex="normal"/>
    </style:style>
    <style:style style:name="T50" style:family="text">
      <style:text-properties style:font-name="AnjaliOldLipi" fo:font-size="13pt" fo:language="en" fo:country="US" fo:font-weight="normal" officeooo:rsid="009a309d" style:font-size-asian="13pt" style:font-weight-asian="normal" style:font-size-complex="13pt" style:font-weight-complex="normal"/>
    </style:style>
    <style:style style:name="T51" style:family="text">
      <style:text-properties style:font-name="AnjaliOldLipi" fo:font-size="13pt" fo:language="en" fo:country="US" fo:font-weight="normal" officeooo:rsid="009bc29d" style:font-size-asian="13pt" style:font-weight-asian="normal" style:font-size-complex="13pt" style:font-weight-complex="normal"/>
    </style:style>
    <style:style style:name="T52" style:family="text">
      <style:text-properties style:font-name="AnjaliOldLipi" fo:font-size="13pt" fo:language="en" fo:country="US" fo:font-weight="normal" officeooo:rsid="009cac48" style:font-size-asian="13pt" style:font-weight-asian="normal" style:font-size-complex="13pt" style:font-weight-complex="normal"/>
    </style:style>
    <style:style style:name="T53" style:family="text">
      <style:text-properties style:font-name="AnjaliOldLipi" fo:font-size="13pt" fo:language="en" fo:country="US" fo:font-weight="normal" officeooo:rsid="00a0b12f" style:font-size-asian="13pt" style:font-weight-asian="normal" style:font-size-complex="13pt" style:font-weight-complex="normal"/>
    </style:style>
    <style:style style:name="T54" style:family="text">
      <style:text-properties style:font-name="AnjaliOldLipi" fo:font-size="13pt" fo:language="en" fo:country="US" fo:font-weight="normal" officeooo:rsid="00a227f4" style:font-size-asian="13pt" style:font-weight-asian="normal" style:font-size-complex="13pt" style:font-weight-complex="normal"/>
    </style:style>
    <style:style style:name="T55" style:family="text">
      <style:text-properties style:font-name="AnjaliOldLipi" fo:font-size="13pt" fo:language="en" fo:country="US" fo:font-weight="normal" officeooo:rsid="00a41845" style:font-size-asian="13pt" style:font-weight-asian="normal" style:font-size-complex="13pt" style:font-weight-complex="normal"/>
    </style:style>
    <style:style style:name="T56" style:family="text">
      <style:text-properties style:font-name="AnjaliOldLipi" fo:font-size="13pt" fo:language="en" fo:country="US" fo:font-weight="normal" officeooo:rsid="00a678bd" style:font-size-asian="13pt" style:font-weight-asian="normal" style:font-size-complex="13pt" style:font-weight-complex="normal"/>
    </style:style>
    <style:style style:name="T57" style:family="text">
      <style:text-properties style:font-name="AnjaliOldLipi" fo:font-size="13pt" fo:language="en" fo:country="US" fo:font-weight="normal" officeooo:rsid="00a8cb9f" style:font-size-asian="13pt" style:font-weight-asian="normal" style:font-size-complex="13pt" style:font-weight-complex="normal"/>
    </style:style>
    <style:style style:name="T58" style:family="text">
      <style:text-properties style:font-name="AnjaliOldLipi" fo:font-size="13pt" fo:language="en" fo:country="US" fo:font-weight="normal" officeooo:rsid="00b9f4ef" style:font-size-asian="13pt" style:font-weight-asian="normal" style:font-size-complex="13pt" style:font-weight-complex="normal"/>
    </style:style>
    <style:style style:name="T59" style:family="text">
      <style:text-properties style:text-line-through-style="none" style:text-line-through-type="none" style:font-name="AnjaliOldLipi" fo:font-size="13pt" fo:language="en" fo:country="US" fo:font-weight="normal" style:font-size-asian="13pt" style:font-weight-asian="normal" style:font-size-complex="13pt" style:font-weight-complex="normal"/>
    </style:style>
    <style:style style:name="T60" style:family="text">
      <style:text-properties style:text-line-through-style="none" style:text-line-through-type="none" style:font-name="AnjaliOldLipi" fo:font-size="13pt" fo:language="en" fo:country="US" fo:font-weight="normal" officeooo:rsid="00a41845" style:font-size-asian="13pt" style:font-weight-asian="normal" style:font-size-complex="13pt" style:font-weight-complex="normal"/>
    </style:style>
    <style:style style:name="T61" style:family="text">
      <style:text-properties style:text-position="super 58%" style:font-name="AnjaliOldLipi" fo:font-size="13pt" fo:language="en" fo:country="US" fo:font-weight="normal" style:font-size-asian="13pt" style:font-weight-asian="normal" style:font-size-complex="13pt" style:font-weight-complex="normal"/>
    </style:style>
    <style:style style:name="T62" style:family="text">
      <style:text-properties style:text-position="super 58%" style:font-name="AnjaliOldLipi" fo:font-size="13pt" fo:language="en" fo:country="US" fo:font-weight="normal" officeooo:rsid="00a41845" style:font-size-asian="13pt" style:font-weight-asian="normal" style:font-size-complex="13pt" style:font-weight-complex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1">Hibernate</text:span></text:p>
      <text:p text:style-name="P2"/>
      <text:p text:style-name="P2">Morning :</text:p>
      <text:p text:style-name="P2">--------------</text:p>
      <text:p text:style-name="P2"/>
      <text:p text:style-name="P50"><text:span text:style-name="T2">ORM : </text:span><text:span text:style-name="T3">Object Relational Mapping. </text:span><text:span text:style-name="T4">ORM in a Spring IoC container facilitates configuration and deployment. </text:span></text:p>
      <text:p text:style-name="P8"/>
      <text:p text:style-name="P50"><text:span text:style-name="T4"><text:s text:c="3"/><text:tab/> </text:span><text:span text:style-name="T5">Example :</text:span></text:p>
      <text:p text:style-name="P9"><text:tab/><text:tab/>Employee Class : id, name , age, we can work object oriented way, <text:tab/><text:tab/><text:tab/>with this. But, to use DB our Employee table should also have, columns <text:tab/><text:tab/>id, name and age. Now, we need to convert the values of the objects to <text:tab/><text:tab/>db and for results <text:tab/>we need to convert data from tables/db to that of <text:tab/><text:tab/><text:tab/>objects. If we do it manually, like we did till now, It is error prone. SO, <text:tab/><text:tab/>here we can simply use ORM’s. The ORM will do this things for us <text:tab/><text:tab/><text:tab/>automatcally.</text:p>
      <text:p text:style-name="P9"/>
      <text:p text:style-name="P3"><text:span text:style-name="T4"><text:tab/></text:span><text:span text:style-name="T5">ORM is mostly used for Object Oriented World(Java) to Relational <text:tab/>Databases(SQL) For MongoDB and others it’s not required </text:span><text:span text:style-name="T6">as MongoDB and <text:tab/>other NoSQL databases are also object oriented ones.</text:span></text:p>
      <text:p text:style-name="P10"/>
      <text:p text:style-name="P3"><text:span text:style-name="T6"><text:tab/> </text:span><text:span text:style-name="T7">When Java was in hands of Sun MicroSystems, there was ejb2 file, which is <text:tab/>tough. Then at that time, other open companies, started to develop ORM <text:tab/>Technologies and Hibernate is one of the ORM.</text:span></text:p>
      <text:p text:style-name="P11"><text:tab/></text:p>
      <text:p text:style-name="P3"><text:span text:style-name="T7"><text:tab/></text:span><text:span text:style-name="T8">Every ORM has it’s own way of doing things and get the things done. </text:span><text:span text:style-name="T9">So, if <text:tab/>your project is in Hibernate and you need to change the Code from other <text:tab/>ORM, it was a tough task and Sun Microsystem saw this problem and <text:tab/>created a standard, which every ORM follows, so that movement among <text:tab/>ORM’s became seemless. And that standard is called JPA(Java Persistant <text:tab/>API). </text:span><text:span text:style-name="T10">So, now migration from one ORM to another is easy.</text:span></text:p>
      <text:p text:style-name="P12"/>
      <text:p text:style-name="P3"><text:span text:style-name="T10"><text:tab/></text:span><text:span text:style-name="T11">Some another ORM’s other than Hibernate are Toplink and Openjpa Now, as <text:tab/>all the ORM’s are using same JPA, Learning each and every orm is not <text:tab/>required. </text:span></text:p>
      <text:p text:style-name="P13"/>
      <text:p text:style-name="P51"><text:span text:style-name="T11">J</text:span><text:span text:style-name="T12">PA : Java Persistance API. It permenantly stores the data in tables.</text:span></text:p>
      <text:p text:style-name="P15"/>
      <text:section text:style-name="Sect1" text:name="exacc_PEWEY4PkKb2C4-EPlZiT6A4_8">
        <text:section text:style-name="Sect1" text:name="_PEWEY4PkKb2C4-EPlZiT6A4_34">
          <text:section text:style-name="Sect1" text:name="PEWEY4PkKb2C4-EPlZiT6A4__27">
            <text:p text:style-name="P7">Data Persistence is a means for an application to persist and retrieve information from a non-volatile storage system. Persistence is vital to enterprise applications because of the required access to relational databases.</text:p>
          </text:section>
        </text:section>
      </text:section>
      <text:p text:style-name="P15"><text:soft-page-break/></text:p>
      <text:p text:style-name="P47"><text:span text:style-name="T11"><text:tab/></text:span><text:span text:style-name="T13">In JPA we cannot have tables without primary key.</text:span></text:p>
      <text:p text:style-name="P16"><text:tab/></text:p>
      <text:p text:style-name="P47"><text:span text:style-name="T11"><text:tab/></text:span><text:span text:style-name="T4">JPA has Entity Manager API, which helps us in performing CRUD <text:tab/>operations on Data Base.</text:span></text:p>
      <text:p text:style-name="P17"/>
      <text:p text:style-name="P48"><text:span text:style-name="T4"><text:tab/></text:span><text:span text:style-name="T15">Assume we have Employee Class as an entity class and employee is the <text:tab/>object of it. Then <text:s/>it’ll be as below,</text:span></text:p>
      <text:p text:style-name="P19"/>
      <text:p text:style-name="P49"><text:span text:style-name="T4"><text:tab/></text:span><text:span text:style-name="T13">C → Create rows in table → Method → persist(employee)</text:span></text:p>
      <text:p text:style-name="P49"><text:span text:style-name="T13"><text:tab/>R → Read/ Fetch rows → Method → fin</text:span><text:span text:style-name="T58">d</text:span><text:span text:style-name="T13">(Employee.class, id</text:span><text:span text:style-name="T14">{ Primary Key }</text:span><text:span text:style-name="T13">)</text:span></text:p>
      <text:p text:style-name="P49"><text:span text:style-name="T13"><text:tab/></text:span><text:span text:style-name="T15">U → Update/change rows → Method → merge(employee)</text:span></text:p>
      <text:p text:style-name="P20"><text:tab/>D → delete rows → remove(employee)</text:p>
      <text:p text:style-name="P18"><text:s/></text:p>
      <text:p text:style-name="P4"><text:span text:style-name="T11"><text:tab/></text:span><text:span text:style-name="T16">We’ll invoke the method with EnttyManager object,</text:span></text:p>
      <text:p text:style-name="P21"><text:tab/><text:tab/>em.persist(employee), em.find(employee.class, 11) etc.</text:p>
      <text:p text:style-name="P21"><text:tab/><text:tab/></text:p>
      <text:p text:style-name="P4"><text:span text:style-name="T16"><text:tab/></text:span><text:span text:style-name="T17">In the find method, it not only fetches, it’ll convert the o/p in entity object so, <text:tab/>we can directly use a reference of it and use it. </text:span><text:span text:style-name="T18">No manual conversion <text:tab/>needed here.</text:span></text:p>
      <text:p text:style-name="P22"><text:tab/></text:p>
      <text:p text:style-name="P4"><text:span text:style-name="T18"><text:tab/></text:span><text:span text:style-name="T20">Persistence Context : It’s that space, where your entity will be there for <text:tab/>temporary time. It stores set of unique entity instances.</text:span></text:p>
      <text:p text:style-name="P23"/>
      <text:p text:style-name="P4"><text:span text:style-name="T18"><text:tab/></text:span><text:span text:style-name="T20">In, Entity Manger API CRUD. </text:span><text:span text:style-name="T21">Each Entity Manager </text:span><text:span text:style-name="T23">has its own </text:span><text:span text:style-name="T21">persistance <text:tab/>Context.</text:span></text:p>
      <text:p text:style-name="P24"><text:tab/><text:tab/>em1-persistence context1</text:p>
      <text:p text:style-name="P24"><text:tab/><text:tab/>em2-persistence context2</text:p>
      <text:p text:style-name="P4"><text:span text:style-name="T21"><text:tab/></text:span><text:span text:style-name="T22">In other words, your Persistence Context(PC) cannot hold 2 objects which <text:tab/>are equal or where equals method returns true.</text:span></text:p>
      <text:p text:style-name="P25"><text:tab/></text:p>
      <text:p text:style-name="P4"><text:span text:style-name="T17"><text:tab/></text:span><text:span text:style-name="T24">The object, will be first moved to persistence context and from that, it’ll be <text:tab/>moved to DB </text:span><text:span text:style-name="T25">and while fetching from DB, the PC will give you the object. </text:span><text:span text:style-name="T26">As <text:tab/>it already has the unique objects of the same entity, It’ll directly give you that.</text:span></text:p>
      <text:p text:style-name="P26"><text:tab/></text:p>
      <text:p text:style-name="P5"><text:span text:style-name="T24"><text:tab/></text:span><text:span text:style-name="T27">Employee emp = new Employee(“Nikhil”, 22); //</text:span><text:span text:style-name="T29">Transient state</text:span></text:p>
      <text:p text:style-name="P27"><text:tab/>em.persist(emp) //Object is now in Persistence Context.</text:p>
      <text:p text:style-name="P6"><text:span text:style-name="T27"><text:tab/><text:tab/></text:span><text:span text:style-name="T28">Now, if You have closed the Entity Manger, the PC will be destroyed. <text:tab/><text:tab/>your Object will be there but it is detach state.</text:span><text:span text:style-name="T24"><text:tab/></text:span></text:p>
      <text:p text:style-name="P14"><text:tab/></text:p>
      <text:p text:style-name="P52"><text:span text:style-name="T11"><text:tab/>T</text:span><text:span text:style-name="T4">ransient State : State where Object is created, It’ll be in Transient state.</text:span></text:p>
      <text:p text:style-name="P52"><text:soft-page-break/><text:span text:style-name="T4"><text:tab/></text:span><text:span text:style-name="T30">Managed State : The State where the object is in Persistence Context.</text:span></text:p>
      <text:p text:style-name="P28"/>
      <text:p text:style-name="P28"><text:tab/>Detached State : A State where the object once in Persistance Context and <text:tab/><text:tab/><text:tab/><text:tab/>not anymore now, but the object still exists is called <text:tab/><text:tab/><text:tab/><text:tab/><text:tab/>Detached State.</text:p>
      <text:p text:style-name="P28"/>
      <text:p text:style-name="P52"><text:span text:style-name="T30"><text:tab/></text:span><text:span text:style-name="T32">The Difference b/w transient state and detach state is, in transient state we <text:tab/>cannot say that the id is primary key </text:span><text:span text:style-name="T34">and was never in Persistance Context</text:span><text:span text:style-name="T32">, <text:tab/>but detach state we can say that the id </text:span><text:span text:style-name="T33">i</text:span><text:span text:style-name="T32">s primary key </text:span><text:span text:style-name="T35">and the object was <text:tab/>once in Primary Key</text:span><text:span text:style-name="T32">.</text:span></text:p>
      <text:p text:style-name="P29"/>
      <text:p text:style-name="P52"><text:span text:style-name="T32"><text:tab/></text:span><text:span text:style-name="T36">If we use find method, then object fetched was never in Transient state , but <text:tab/>directly in Managed State.</text:span></text:p>
      <text:p text:style-name="P29"/>
      <text:p text:style-name="P28"/>
      <text:p text:style-name="P4"><text:span text:style-name="T11">H</text:span><text:span text:style-name="T4">ibernate : </text:span><text:span text:style-name="T19">Hibernate is an ORM, w</text:span><text:span text:style-name="T31">hi</text:span><text:span text:style-name="T19">ch is an implementation of JPA.</text:span></text:p>
      <text:p text:style-name="P30"/>
      <text:p text:style-name="P15"><text:tab/>If u are reading on Hibernate on internet, we can skip session based API <text:tab/>things there, as they are deprecated.</text:p>
      <text:p text:style-name="P31"/>
      <text:p text:style-name="P31"/>
      <text:p text:style-name="P53"><text:span text:style-name="T5">- A</text:span><text:span text:style-name="T4">dd the hibernate dependency in pom.xml file and compile it.</text:span></text:p>
      <text:p text:style-name="P53"><text:span text:style-name="T4"><text:tab/></text:span><text:span text:style-name="T38">No need to add the JPA dependency as, JPA dependencies come along with <text:tab/>Hibernate dependencies.</text:span></text:p>
      <text:p text:style-name="P32">- Mark the entity class with @Entity annotation</text:p>
      <text:p text:style-name="P53"><text:span text:style-name="T4">- Mark the primary key in the class(mostly Id field) with @Id annotation, </text:span><text:span text:style-name="T37">also use <text:tab/>wrapper type for Primary Key.</text:span></text:p>
      <text:p text:style-name="P53"><text:span text:style-name="T37">- </text:span><text:span text:style-name="T39">If you want Id to be auto generated, use @GeneratedValue on ID above @Id, <text:tab/>then Id will be generated automatically. </text:span><text:span text:style-name="T40">If you wanna tell different strategy <text:tab/>you can use and mention the strategy you want @GeneratedValue(strategy = <text:tab/>GenerationType.AUTO)</text:span></text:p>
      <text:p text:style-name="P53"><text:span text:style-name="T40">- </text:span><text:span text:style-name="T41">If the class name and table name are same then it’s fine, but if they are different, <text:tab/>then use @Table(name = “table_name”) on top of entity annotation.</text:span></text:p>
      <text:p text:style-name="P53"><text:span text:style-name="T41">- </text:span><text:span text:style-name="T42">If you want different name in table for that column you can use @Column(name = <text:tab/>“req_column_name”) on the column.</text:span></text:p>
      <text:p text:style-name="P33">- If you want the column having not null, then use @Column(nullable = false) on <text:tab/>that column etc.</text:p>
      <text:p text:style-name="P53"><text:span text:style-name="T39">- </text:span><text:span text:style-name="T43">Always keep a no argument Constructor </text:span><text:span text:style-name="T44">along with argument constructor</text:span><text:span text:style-name="T43"> in entity <text:tab/>class. </text:span><text:span text:style-name="T44">Cuz Hibernate creat</text:span><text:span text:style-name="T45">e</text:span><text:span text:style-name="T44">s the objects dynamically </text:span><text:span text:style-name="T45">using no argument one.</text:span></text:p>
      <text:p text:style-name="P53"><text:soft-page-break/><text:span text:style-name="T45">- </text:span><text:span text:style-name="T46">Parallel to Java in src/main create folder called resources and inside it create <text:tab/>META-INF folder and in it keep the persistence file which Hibernate is expecting.</text:span></text:p>
      <text:p text:style-name="P53"><text:span text:style-name="T46">- </text:span><text:span text:style-name="T49">Inside persistence.xml, </text:span><text:span text:style-name="T47">All entity class represents persistance-unit </text:span><text:span text:style-name="T48">so, <text:tab/>persistence-unit name = “Entity class name”</text:span></text:p>
      <text:p text:style-name="P53"><text:span text:style-name="T48">- </text:span><text:span text:style-name="T46"><text:s/></text:span><text:span text:style-name="T49">And below that give, driver, username , password and url for connected to <text:tab/>d</text:span><text:span text:style-name="T50">a</text:span><text:span text:style-name="T49">tabase.</text:span></text:p>
      <text:p text:style-name="P53"><text:span text:style-name="T49">- </text:span><text:span text:style-name="T50">There are strategies to create tables automatically in that file. If you run the <text:tab/>application, every time old tables will be deleted and new one will be created.</text:span></text:p>
      <text:p text:style-name="P53"><text:span text:style-name="T50">- </text:span><text:span text:style-name="T51">This might be a bad strategy for prod, but in dev it’s good.</text:span></text:p>
      <text:p text:style-name="P34"/>
      <text:p text:style-name="P53"><text:span text:style-name="T51"><text:s/></text:span><text:span text:style-name="T52">EntityManagerFactory : <text:s/>It’s factory, which has entity manager objects.</text:span></text:p>
      <text:p text:style-name="P35"/>
      <text:p text:style-name="P54"><text:span text:style-name="T52">T</text:span><text:span text:style-name="T4">ransaction Concept : </text:span><text:span text:style-name="T53">Let say we have a bank, It’ll have many accounts.</text:span></text:p>
      <text:p text:style-name="P36"><text:tab/></text:p>
      <text:p text:style-name="P36"><text:tab/>1 <text:tab/>Nikhil <text:tab/>8000</text:p>
      <text:p text:style-name="P54"><text:span text:style-name="T53"><text:tab/>2 <text:tab/></text:span><text:span text:style-name="T54">A</text:span><text:span text:style-name="T53">bhi <text:s text:c="2"/><text:tab/>2000</text:span></text:p>
      <text:p text:style-name="P54"><text:span text:style-name="T53"><text:tab/>//If </text:span><text:span text:style-name="T57">A</text:span><text:span text:style-name="T53">bhi want’s nikhil to send 1000</text:span></text:p>
      <text:p text:style-name="P37"><text:tab/><text:tab/>// If every thing went well then, Nikhil – 7000 and abhi 3000 they have.</text:p>
      <text:p text:style-name="P55"><text:span text:style-name="T53"><text:tab/>O</text:span><text:span text:style-name="T4">pera</text:span><text:span text:style-name="T59">tion 1 : Deduct 1000 from Nikhil’s accoun</text:span><text:span text:style-name="T60">t</text:span></text:p>
      <text:p text:style-name="P38"><text:tab/>Operation – 2 : Add 1000 to Abhi account.</text:p>
      <text:p text:style-name="P38"/>
      <text:p text:style-name="P55"><text:span text:style-name="T4"><text:tab/>//</text:span><text:span text:style-name="T55">Assume 1</text:span><text:span text:style-name="T62">st</text:span><text:span text:style-name="T55"> operation got executed, then due to power issue or smething, <text:tab/>opration -2 is got executed, then nikhil will have 7000 and abhi will have <text:tab/>2000, wgich is not at all good.</text:span></text:p>
      <text:p text:style-name="P39"/>
      <text:p text:style-name="P56"><text:span text:style-name="T4"><text:tab/>So, we use transaction management. That means if the operation stopped <text:tab/>before operation 2, then it’ll rollback and undo the 1</text:span><text:span text:style-name="T61">st</text:span><text:span text:style-name="T4"> operation as well.</text:span></text:p>
      <text:p text:style-name="P40"/>
      <text:p text:style-name="P57"><text:span text:style-name="T4"><text:tab/>If all operations are done perfectly, then we’ll do a commit to save the details <text:tab/>permanent</text:span><text:span text:style-name="T56">ly</text:span><text:span text:style-name="T4">.</text:span></text:p>
      <text:p text:style-name="P41"/>
      <text:p text:style-name="P41"><text:tab/></text:p>
      <text:p text:style-name="P41"/>
      <text:p text:style-name="P38"/>
      <text:p text:style-name="P38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42"/>
      <text:p text:style-name="P58"><text:span text:style-name="T37">A</text:span><text:span text:style-name="T4">fternoon :</text:span></text:p>
      <text:p text:style-name="P43">---------------</text:p>
      <text:p text:style-name="P42"/>
      <text:p text:style-name="P44"/>
      <text:p text:style-name="P44">Merge : It’s used to update the fields in a <text:s/>row, except Id.</text:p>
      <text:p text:style-name="P44"><text:tab/>Along with this, if we used em.merge(employee) wher emp.id = 5 which is not <text:tab/>there in the Databse table, then it’ll insert that object into the table.</text:p>
      <text:p text:style-name="P45"><text:tab/><text:tab/></text:p>
      <text:p text:style-name="P45"><text:tab/>em.merge(T Object)</text:p>
      <text:p text:style-name="P45"/>
      <text:p text:style-name="P44"><text:tab/>So, we can say that merge does 2 things, Insert and Update.</text:p>
      <text:p text:style-name="P44"/>
      <text:p text:style-name="P44"/>
      <text:p text:style-name="P46">Difference b/w Merge and Persist : If you use persist and the id already exists, then it’ll throw an error and if the same happened with merge, it’ll replace the row with that id, with object passed.</text:p>
      <text:p text:style-name="P46"/>
      <text:p text:style-name="P42"/>
      <text:p text:style-name="P42"/>
      <text:p text:style-name="P42"/>
      <text:p text:style-name="P42"/>
      <text:p text:style-name="P42"/>
      <text:p text:style-name="P42"/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09:54:12.183087048</meta:creation-date>
    <dc:date>2022-12-03T09:46:04.632335521</dc:date>
    <meta:editing-duration>PT6H40M50S</meta:editing-duration>
    <meta:editing-cycles>115</meta:editing-cycles>
    <meta:generator>LibreOffice/7.3.7.2$Linux_X86_64 LibreOffice_project/30$Build-2</meta:generator>
    <meta:document-statistic meta:table-count="0" meta:image-count="0" meta:object-count="0" meta:page-count="5" meta:paragraph-count="81" meta:word-count="1245" meta:character-count="7309" meta:non-whitespace-character-count="5975"/>
  </office:meta>
</office:document-meta>
</file>